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344cm" style:contextual-spacing="false" fo:line-height="150%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8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9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f8faff" loext:opacity="100%" style:font-name="DeepSeek-CJK-patch" fo:font-size="20.25pt" fo:letter-spacing="normal" fo:font-style="normal" fo:font-weight="normal"/>
    </style:style>
    <style:style style:name="T2" style:family="text">
      <style:text-properties fo:font-variant="normal" fo:text-transform="none" fo:color="#f8faff" loext:opacity="100%" style:font-name="DeepSeek-CJK-patch" fo:font-size="16.5pt" fo:letter-spacing="normal" fo:font-style="normal" fo:font-weight="normal"/>
    </style:style>
    <style:style style:name="T3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f8faff" loext:opacity="100%" style:font-name="DeepSeek-CJK-patch" fo:font-size="13.5pt" fo:letter-spacing="normal" fo:font-style="normal" fo:font-weight="normal"/>
    </style:style>
    <style:style style:name="T5" style:family="text">
      <style:text-properties fo:font-variant="normal" fo:text-transform="none" fo:color="#f8faff" loext:opacity="100%" fo:font-family="Menlo, 'Roboto Mono', 'Courier New', Courier, monospace, Inter, sans-serif" fo:font-size="12pt" fo:letter-spacing="normal" fo:font-style="normal" fo:font-weight="bold" fo:background-color="#424242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Automatic Basketball Game Analysis Using Computer Vision and YOLOv8</text:span></text:span></text:h>
      <text:h text:style-name="P2" text:outline-level="2"><text:span text:style-name="Strong_20_Emphasis"><text:span text:style-name="T2">1. Introduction</text:span></text:span></text:h>
      <text:p text:style-name="P3"><text:span text:style-name="T3">Basketball is a fast-paced sport where real-time analysis of player movements, ball handling, and scoring events is crucial for both coaching and broadcasting. Traditional methods rely on manual annotation, which is time-consuming and prone to human error. This paper presents an automated system for basketball game analysis using </text:span><text:span text:style-name="Strong_20_Emphasis"><text:span text:style-name="T3">YOLOv8</text:span></text:span><text:span text:style-name="T3"> and </text:span><text:span text:style-name="Strong_20_Emphasis"><text:span text:style-name="T3">Roboflow</text:span></text:span><text:span text:style-name="T3"> for object detection, combined with </text:span><text:span text:style-name="Strong_20_Emphasis"><text:span text:style-name="T3">Supervision</text:span></text:span><text:span text:style-name="T3"> for post-processing.</text:span></text:p>
      <text:p text:style-name="P4">The system integrates three specialized models:</text:p>
      <text:list text:style-name="L1">
        <text:list-item>
          <text:p text:style-name="P5"><text:span text:style-name="Strong_20_Emphasis"><text:span text:style-name="T3">Player, Ball, and Hoop Detection</text:span></text:span><text:span text:style-name="T3"> – Identifies players, referees, the basketball, and the hoop.</text:span></text:p>
        </text:list-item>
        <text:list-item>
          <text:p text:style-name="P5"><text:span text:style-name="Strong_20_Emphasis"><text:span text:style-name="T3">Court Segmentation</text:span></text:span><text:span text:style-name="T3"> – Detects key zones (three-point line, paint area, and half-court).</text:span></text:p>
        </text:list-item>
        <text:list-item>
          <text:p text:style-name="P5"><text:span text:style-name="Strong_20_Emphasis"><text:span text:style-name="T3">Ball Handler Detection</text:span></text:span><text:span text:style-name="T3"> – Determines which player is in possession of the ball.</text:span></text:p>
        </text:list-item>
      </text:list>
      <text:p text:style-name="P3"><text:span text:style-name="T3">Additionally, the system classifies players into teams using clustering and provides real-time annotations, including </text:span><text:span text:style-name="Strong_20_Emphasis"><text:span text:style-name="T3">shot classification (2P/3P)</text:span></text:span><text:span text:style-name="T3"> when the ball enters the hoop.</text:span></text:p>
      <text:p text:style-name="Horizontal_20_Line"/>
      <text:h text:style-name="P2" text:outline-level="2"><text:span text:style-name="Strong_20_Emphasis"><text:span text:style-name="T2">2. State of the Art</text:span></text:span></text:h>
      <text:p text:style-name="P3"><text:span text:style-name="T3">Recent advances in </text:span><text:span text:style-name="Strong_20_Emphasis"><text:span text:style-name="T3">deep learning-based object detection</text:span></text:span><text:span text:style-name="T3"> have enabled real-time sports analytics. YOLOv8, an evolution of the YOLO (You Only Look Once) architecture, provides high accuracy and speed, making it ideal for sports applications. Previous works have used:</text:span></text:p>
      <text:list text:style-name="L2">
        <text:list-item>
          <text:p text:style-name="P6"><text:span text:style-name="Strong_20_Emphasis"><text:span text:style-name="T3">OpenPose</text:span></text:span><text:span text:style-name="T3"> for player pose estimation (Cheng et al., 2021).</text:span></text:p>
        </text:list-item>
        <text:list-item>
          <text:p text:style-name="P6"><text:span text:style-name="Strong_20_Emphasis"><text:span text:style-name="T3">Mask R-CNN</text:span></text:span><text:span text:style-name="T3"> for player segmentation (Wang et al., 2020).</text:span></text:p>
        </text:list-item>
        <text:list-item>
          <text:p text:style-name="P6"><text:span text:style-name="Strong_20_Emphasis"><text:span text:style-name="T3">TrackNet</text:span></text:span><text:span text:style-name="T3"> for ball tracking in tennis (Huang et al., 2019).</text:span></text:p>
        </text:list-item>
      </text:list>
      <text:p text:style-name="P3"><text:soft-page-break/><text:span text:style-name="T3">However, most existing systems focus on </text:span><text:span text:style-name="Strong_20_Emphasis"><text:span text:style-name="T3">single-task detection</text:span></text:span><text:span text:style-name="T3"> (e.g., only player tracking or ball detection). Our approach integrates </text:span><text:span text:style-name="Strong_20_Emphasis"><text:span text:style-name="T3">multiple YOLOv8 models</text:span></text:span><text:span text:style-name="T3"> for a </text:span><text:span text:style-name="Strong_20_Emphasis"><text:span text:style-name="T3">holistic basketball analysis</text:span></text:span><text:span text:style-name="T3">, including:</text:span></text:p>
      <text:list text:style-name="L3">
        <text:list-item>
          <text:p text:style-name="P7"><text:span text:style-name="Strong_20_Emphasis"><text:span text:style-name="T3">Team classification</text:span></text:span><text:span text:style-name="T3"> via unsupervised clustering.</text:span></text:p>
        </text:list-item>
        <text:list-item>
          <text:p text:style-name="P7"><text:span text:style-name="Strong_20_Emphasis"><text:span text:style-name="T3">Zone-based shot detection</text:span></text:span><text:span text:style-name="T3"> (distinguishing 2P vs. 3P).</text:span></text:p>
        </text:list-item>
        <text:list-item>
          <text:p text:style-name="P7"><text:span text:style-name="Strong_20_Emphasis"><text:span text:style-name="T3">Real-time visualization</text:span></text:span><text:span text:style-name="T3"> with dynamic NBA-style annotations.</text:span></text:p>
        </text:list-item>
      </text:list>
      <text:p text:style-name="Horizontal_20_Line"/>
      <text:h text:style-name="P2" text:outline-level="2"><text:span text:style-name="Strong_20_Emphasis"><text:span text:style-name="T2">3. Development</text:span></text:span></text:h>
      <text:h text:style-name="P8" text:outline-level="3"><text:span text:style-name="Strong_20_Emphasis"><text:span text:style-name="T4">3.1 System Architecture</text:span></text:span></text:h>
      <text:p text:style-name="P4">The pipeline consists of:</text:p>
      <text:list text:style-name="L4">
        <text:list-item>
          <text:p text:style-name="P9"><text:span text:style-name="Strong_20_Emphasis"><text:span text:style-name="T3">Object Detection Models</text:span></text:span><text:span text:style-name="T3"> (Roboflow + YOLOv8):</text:span></text:p>
          <text:list>
            <text:list-item>
              <text:p text:style-name="P10"><text:span text:style-name="Strong_20_Emphasis"><text:span text:style-name="T3">Player Detection Model</text:span></text:span><text:span text:style-name="T3">: Identifies players, referees, the ball, and the hoop.</text:span></text:p>
            </text:list-item>
            <text:list-item>
              <text:p text:style-name="P10"><text:span text:style-name="Strong_20_Emphasis"><text:span text:style-name="T3">Court Segmentation Model</text:span></text:span><text:span text:style-name="T3">: Detects court zones (three-point line, paint area).</text:span></text:p>
            </text:list-item>
            <text:list-item>
              <text:p text:style-name="P10"><text:span text:style-name="Strong_20_Emphasis"><text:span text:style-name="T3">Ball Handler Model</text:span></text:span><text:span text:style-name="T3">: Determines which player is holding the ball.</text:span></text:p>
            </text:list-item>
          </text:list>
        </text:list-item>
        <text:list-item>
          <text:p text:style-name="P9"><text:span text:style-name="Strong_20_Emphasis"><text:span text:style-name="T3">Team Classification</text:span></text:span><text:span text:style-name="T3"> (K-Means Clustering):</text:span></text:p>
          <text:list>
            <text:list-item>
              <text:p text:style-name="P10"><text:span text:style-name="T3">Extracts player crops and clusters them into two teams using </text:span><text:span text:style-name="Strong_20_Emphasis"><text:span text:style-name="T3">jersey color/pattern</text:span></text:span><text:span text:style-name="T3">.</text:span></text:p>
            </text:list-item>
          </text:list>
        </text:list-item>
        <text:list-item>
          <text:p text:style-name="P9"><text:span text:style-name="Strong_20_Emphasis"><text:span text:style-name="T3">Event Detection Logic</text:span></text:span><text:span text:style-name="T3">:</text:span></text:p>
          <text:list>
            <text:list-item>
              <text:p text:style-name="P10"><text:span text:style-name="Strong_20_Emphasis"><text:span text:style-name="T3">Shot Detection</text:span></text:span><text:span text:style-name="T3">: Checks if the ball enters the hoop (</text:span><text:span text:style-name="Source_20_Text"><text:span text:style-name="T5">is_inside()</text:span></text:span><text:span text:style-name="T3"> function).</text:span></text:p>
            </text:list-item>
            <text:list-item>
              <text:p text:style-name="P10"><text:span text:style-name="Strong_20_Emphasis"><text:span text:style-name="T3">Zone Analysis</text:span></text:span><text:span text:style-name="T3">: Determines if the shot was taken inside the three-point line.</text:span></text:p>
            </text:list-item>
            <text:list-item>
              <text:p text:style-name="P10"><text:span text:style-name="Strong_20_Emphasis"><text:span text:style-name="T3">Dynamic Overlays</text:span></text:span><text:span text:style-name="T3">: Uses </text:span><text:span text:style-name="Source_20_Text"><text:span text:style-name="T5">draw_nba_style_text()</text:span></text:span><text:span text:style-name="T3"> for real-time shot classification.</text:span></text:p>
            </text:list-item>
          </text:list>
        </text:list-item>
      </text:list>
      <text:h text:style-name="P8" text:outline-level="3"><text:span text:style-name="Strong_20_Emphasis"><text:span text:style-name="T4">3.2 Key Algorithms</text:span></text:span></text:h>
      <text:list text:style-name="L5">
        <text:list-item>
          <text:p text:style-name="P11"><text:span text:style-name="Strong_20_Emphasis"><text:span text:style-name="T3">ByteTrack</text:span></text:span><text:span text:style-name="T3"> for player tracking.</text:span></text:p>
        </text:list-item>
        <text:list-item>
          <text:p text:style-name="P11"><text:span text:style-name="Strong_20_Emphasis"><text:span text:style-name="T3">Non-Maximum Suppression (NMS)</text:span></text:span><text:span text:style-name="T3"> to avoid duplicate detections.</text:span></text:p>
        </text:list-item>
        <text:list-item>
          <text:p text:style-name="P11"><text:span text:style-name="Strong_20_Emphasis"><text:span text:style-name="T3">Polygon Zone Triggers</text:span></text:span><text:span text:style-name="T3"> to detect player positions relative to court zones.</text:span></text:p>
        </text:list-item>
      </text:list>
      <text:h text:style-name="P8" text:outline-level="3"><text:span text:style-name="Strong_20_Emphasis"><text:span text:style-name="T4">3.3 Implementation Details</text:span></text:span></text:h>
      <text:list text:style-name="L6">
        <text:list-item>
          <text:p text:style-name="P12"><text:span text:style-name="Strong_20_Emphasis"><text:span text:style-name="T3">Libraries</text:span></text:span><text:span text:style-name="T3">:</text:span></text:p>
          <text:list>
            <text:list-item>
              <text:p text:style-name="P13"><text:soft-page-break/><text:span text:style-name="Source_20_Text"><text:span text:style-name="T5">supervision</text:span></text:span><text:span text:style-name="T3"> for annotation and tracking.</text:span></text:p>
            </text:list-item>
            <text:list-item>
              <text:p text:style-name="P13"><text:span text:style-name="Source_20_Text"><text:span text:style-name="T5">torch</text:span></text:span><text:span text:style-name="T3"> for GPU acceleration.</text:span></text:p>
            </text:list-item>
            <text:list-item>
              <text:p text:style-name="P13"><text:span text:style-name="Source_20_Text"><text:span text:style-name="T5">OpenCV</text:span></text:span><text:span text:style-name="T3"> for real-time rendering.</text:span></text:p>
            </text:list-item>
          </text:list>
        </text:list-item>
        <text:list-item>
          <text:p text:style-name="P12"><text:span text:style-name="Strong_20_Emphasis"><text:span text:style-name="T3">Dynamic Text Rendering</text:span></text:span><text:span text:style-name="T3">:</text:span></text:p>
          <text:list>
            <text:list-item>
              <text:p text:style-name="P13"><text:span text:style-name="T3">Animated "3Puntos" / "2Puntos" labels with </text:span><text:span text:style-name="Strong_20_Emphasis"><text:span text:style-name="T3">shadow effects</text:span></text:span><text:span text:style-name="T3"> and </text:span><text:span text:style-name="Strong_20_Emphasis"><text:span text:style-name="T3">color gradients</text:span></text:span><text:span text:style-name="T3">.</text:span></text:p>
            </text:list-item>
          </text:list>
        </text:list-item>
        <text:list-item>
          <text:p text:style-name="P12"><text:span text:style-name="Strong_20_Emphasis"><text:span text:style-name="T3">Optimizations</text:span></text:span><text:span text:style-name="T3">:</text:span></text:p>
          <text:list>
            <text:list-item>
              <text:p text:style-name="P13"><text:span text:style-name="Strong_20_Emphasis"><text:span text:style-name="T3">Stride-based frame sampling</text:span></text:span><text:span text:style-name="T3"> to balance performance and accuracy.</text:span></text:p>
            </text:list-item>
            <text:list-item>
              <text:p text:style-name="P13"><text:span text:style-name="Strong_20_Emphasis"><text:span text:style-name="T3">Confidence thresholding</text:span></text:span><text:span text:style-name="T3"> (0.3) to filter weak detections.</text:span></text:p>
            </text:list-item>
          </text:list>
        </text:list-item>
      </text:list>
      <text:p text:style-name="Horizontal_20_Line"/>
      <text:h text:style-name="P2" text:outline-level="2"><text:span text:style-name="Strong_20_Emphasis"><text:span text:style-name="T2">4. Conclusions</text:span></text:span></text:h>
      <text:p text:style-name="P3"><text:span text:style-name="T3">This work demonstrates a </text:span><text:span text:style-name="Strong_20_Emphasis"><text:span text:style-name="T3">real-time basketball analytics system</text:span></text:span><text:span text:style-name="T3"> using </text:span><text:span text:style-name="Strong_20_Emphasis"><text:span text:style-name="T3">multi-model YOLOv8 detection</text:span></text:span><text:span text:style-name="T3"> and </text:span><text:span text:style-name="Strong_20_Emphasis"><text:span text:style-name="T3">team classification via clustering</text:span></text:span><text:span text:style-name="T3">. Key contributions include:<text:line-break/>✅ </text:span><text:span text:style-name="Strong_20_Emphasis"><text:span text:style-name="T3">Automated shot classification</text:span></text:span><text:span text:style-name="T3"> (2P vs. 3P) based on court zones.<text:line-break/>✅ </text:span><text:span text:style-name="Strong_20_Emphasis"><text:span text:style-name="T3">Real-time tracking</text:span></text:span><text:span text:style-name="T3"> of players, ball, and hoop.<text:line-break/>✅ </text:span><text:span text:style-name="Strong_20_Emphasis"><text:span text:style-name="T3">Dynamic NBA-style visualizations</text:span></text:span><text:span text:style-name="T3"> for enhanced broadcasting.</text:span></text:p>
      <text:p text:style-name="P3"><text:span text:style-name="Strong_20_Emphasis"><text:span text:style-name="T3">Future Work:</text:span></text:span></text:p>
      <text:list text:style-name="L7">
        <text:list-item>
          <text:p text:style-name="P14"><text:span text:style-name="Strong_20_Emphasis"><text:span text:style-name="T3">Player pose estimation</text:span></text:span><text:span text:style-name="T3"> for advanced movement analysis.</text:span></text:p>
        </text:list-item>
        <text:list-item>
          <text:p text:style-name="P14"><text:span text:style-name="Strong_20_Emphasis"><text:span text:style-name="T3">Passing network visualization</text:span></text:span><text:span text:style-name="T3"> using tracking data.</text:span></text:p>
        </text:list-item>
        <text:list-item>
          <text:p text:style-name="P14"><text:span text:style-name="Strong_20_Emphasis"><text:span text:style-name="T3">Integration with broadcast systems</text:span></text:span><text:span text:style-name="T3"> for live stats.</text:span></text:p>
        </text:list-item>
      </text:list>
      <text:p text:style-name="P3"><text:span text:style-name="T3">This system provides a foundation for </text:span><text:span text:style-name="Strong_20_Emphasis"><text:span text:style-name="T3">automated sports analytics</text:span></text:span><text:span text:style-name="T3">, reducing reliance on manual annotation while improving accuracy and engagement.</text:span></text:p>
      <text:p text:style-name="Horizontal_20_Line"/>
      <text:h text:style-name="P8" text:outline-level="3"><text:span text:style-name="Strong_20_Emphasis"><text:span text:style-name="T4">References</text:span></text:span></text:h>
      <text:list text:style-name="L8">
        <text:list-item>
          <text:p text:style-name="P15"><text:span text:style-name="T3">Cheng, M. et al. (2021). </text:span><text:span text:style-name="Emphasis"><text:span text:style-name="T3">"OpenPose for Sports Analytics."</text:span></text:span></text:p>
        </text:list-item>
        <text:list-item>
          <text:p text:style-name="P15"><text:span text:style-name="T3">Wang, L. et al. (2020). </text:span><text:span text:style-name="Emphasis"><text:span text:style-name="T3">"Mask R-CNN in Basketball Player Detection."</text:span></text:span></text:p>
        </text:list-item>
        <text:list-item>
          <text:p text:style-name="P15"><text:span text:style-name="T3">Huang, Y. et al. (2019). </text:span><text:span text:style-name="Emphasis"><text:span text:style-name="T3">"Deep Learning for Ball Tracking in Sports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19:53:57.917182000</meta:creation-date>
    <dc:date>2025-05-20T19:54:17.654629500</dc:date>
    <meta:editing-duration>PT20S</meta:editing-duration>
    <meta:editing-cycles>1</meta:editing-cycles>
    <meta:document-statistic meta:table-count="0" meta:image-count="0" meta:object-count="0" meta:page-count="3" meta:paragraph-count="55" meta:word-count="578" meta:character-count="3961" meta:non-whitespace-character-count="3472"/>
    <meta:generator>LibreOffice/25.2.3.2$Windows_X86_64 LibreOffice_project/bbb074479178df812d175f709636b368952c2ce3</meta:generator>
  </office:meta>
</office:document-meta>
</file>